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Tableau13" style:family="table">
      <style:table-properties style:width="7.694cm" fo:margin-left="3.821cm" fo:margin-right="5.486cm" table:align="margins" style:writing-mode="lr-tb"/>
    </style:style>
    <style:style style:name="Tableau13.A" style:family="table-column">
      <style:table-column-properties style:column-width="4.235cm" style:rel-column-width="36066*"/>
    </style:style>
    <style:style style:name="Tableau13.B" style:family="table-column">
      <style:table-column-properties style:column-width="0.661cm" style:rel-column-width="5635*"/>
    </style:style>
    <style:style style:name="Tableau13.C" style:family="table-column">
      <style:table-column-properties style:column-width="0.688cm" style:rel-column-width="5860*"/>
    </style:style>
    <style:style style:name="Tableau13.F" style:family="table-column">
      <style:table-column-properties style:column-width="0.787cm" style:rel-column-width="6704*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3.F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3.D3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3.F5" style:family="table-cell" style:data-style-name="N0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12.061cm" table:align="left" style:shadow="#808080 0.18cm 0.18cm"/>
    </style:style>
    <style:style style:name="Tableau1.A" style:family="table-column">
      <style:table-column-properties style:column-width="12.061cm"/>
    </style:style>
    <style:style style:name="Tableau1.A1" style:family="table-cell">
      <style:table-cell-properties fo:background-color="#000000" fo:padding="0.097cm" fo:border="0.05pt solid #000000">
        <style:background-image/>
      </style:table-cell-properties>
    </style:style>
    <style:style style:name="Tableau2" style:family="table">
      <style:table-properties style:width="12.009cm" table:align="left" style:shadow="#808080 0.18cm 0.18cm"/>
    </style:style>
    <style:style style:name="Tableau2.A" style:family="table-column">
      <style:table-column-properties style:column-width="12.009cm"/>
    </style:style>
    <style:style style:name="Tableau2.A1" style:family="table-cell">
      <style:table-cell-properties fo:background-color="#000000" fo:padding="0.097cm" fo:border="0.05pt solid #000000">
        <style:background-image/>
      </style:table-cell-properties>
    </style:style>
    <style:style style:name="Tableau3" style:family="table">
      <style:table-properties style:width="11.883cm" fo:margin-left="0.035cm" table:align="left" style:shadow="#808080 0.18cm 0.18cm"/>
    </style:style>
    <style:style style:name="Tableau3.A" style:family="table-column">
      <style:table-column-properties style:column-width="11.883cm"/>
    </style:style>
    <style:style style:name="Tableau3.A1" style:family="table-cell">
      <style:table-cell-properties fo:background-color="#000000" fo:padding="0.097cm" fo:border="0.05pt solid #000000">
        <style:background-image/>
      </style:table-cell-properties>
    </style:style>
    <style:style style:name="Tableau3.A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1.804cm" table:align="left" style:shadow="#808080 0.18cm 0.18cm"/>
    </style:style>
    <style:style style:name="Tableau4.A" style:family="table-column">
      <style:table-column-properties style:column-width="11.804cm"/>
    </style:style>
    <style:style style:name="Tableau4.A1" style:family="table-cell">
      <style:table-cell-properties fo:background-color="#000000" fo:padding="0.097cm" fo:border="0.05pt solid #000000">
        <style:background-image/>
      </style:table-cell-properties>
    </style:style>
    <style:style style:name="Tableau5" style:family="table">
      <style:table-properties style:width="11.829cm" fo:break-before="page" table:align="left" style:shadow="#808080 0.18cm 0.18cm"/>
    </style:style>
    <style:style style:name="Tableau5.A" style:family="table-column">
      <style:table-column-properties style:column-width="11.829cm"/>
    </style:style>
    <style:style style:name="Tableau5.A1" style:family="table-cell">
      <style:table-cell-properties fo:background-color="#000000" fo:padding="0.097cm" fo:border="0.05pt solid #000000">
        <style:background-image/>
      </style:table-cell-properties>
    </style:style>
    <style:style style:name="Tableau6" style:family="table">
      <style:table-properties style:width="11.689cm" table:align="left" fo:background-color="#000000" style:shadow="#808080 0.18cm 0.18cm">
        <style:background-image/>
      </style:table-properties>
    </style:style>
    <style:style style:name="Tableau6.A" style:family="table-column">
      <style:table-column-properties style:column-width="11.689cm"/>
    </style:style>
    <style:style style:name="Tableau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edd2e"/>
    </style:style>
    <style:style style:name="P2" style:family="paragraph" style:parent-style-name="Standard">
      <style:text-properties officeooo:rsid="000edd2e" officeooo:paragraph-rsid="000edd2e"/>
    </style:style>
    <style:style style:name="P3" style:family="paragraph" style:parent-style-name="Standard">
      <style:text-properties officeooo:rsid="001001b8" officeooo:paragraph-rsid="001001b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01b8" officeooo:paragraph-rsid="001001b8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001b8" officeooo:paragraph-rsid="001001b8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edd2e" officeooo:paragraph-rsid="000edd2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001b8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  <style:text-properties officeooo:paragraph-rsid="001001b8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officeooo:paragraph-rsid="001001b8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  <style:text-properties fo:font-weight="bold" officeooo:paragraph-rsid="001001b8" style:font-weight-asian="bold"/>
    </style:style>
    <style:style style:name="P11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officeooo:paragraph-rsid="001001b8" style:font-weight-asian="bold"/>
    </style:style>
    <style:style style:name="P12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officeooo:paragraph-rsid="001001b8" fo:background-color="#ffff00" style:font-weight-asian="bold" style:font-weight-complex="bold"/>
    </style:style>
    <style:style style:name="P13" style:family="paragraph" style:parent-style-name="Text_20_body">
      <style:text-properties officeooo:paragraph-rsid="001001b8"/>
    </style:style>
    <style:style style:name="P14" style:family="paragraph" style:parent-style-name="Text_20_body">
      <style:paragraph-properties fo:margin-left="0.979cm" fo:margin-right="0cm" fo:text-indent="0cm" style:auto-text-indent="false"/>
      <style:text-properties style:font-name="Comic Sans MS" fo:font-size="10pt" style:text-underline-style="solid" style:text-underline-width="auto" style:text-underline-color="font-color" fo:font-weight="bold" officeooo:paragraph-rsid="001001b8" fo:background-color="#ccffff" style:font-size-asian="10pt" style:font-weight-asian="bold" style:font-weight-complex="bold"/>
    </style:style>
    <style:style style:name="P15" style:family="paragraph" style:parent-style-name="Text_20_body">
      <style:paragraph-properties fo:margin-left="2cm" fo:margin-right="0cm" fo:text-indent="0.63cm" style:auto-text-indent="false"/>
      <style:text-properties officeooo:paragraph-rsid="001001b8"/>
    </style:style>
    <style:style style:name="P16" style:family="paragraph" style:parent-style-name="Text_20_body">
      <style:paragraph-properties fo:break-before="page"/>
      <style:text-properties officeooo:paragraph-rsid="001001b8"/>
    </style:style>
    <style:style style:name="P17" style:family="paragraph" style:parent-style-name="Standard" style:list-style-name="L1">
      <style:text-properties officeooo:rsid="001001b8" officeooo:paragraph-rsid="001001b8"/>
    </style:style>
    <style:style style:name="P18" style:family="paragraph" style:parent-style-name="Standard" style:list-style-name="L2">
      <style:text-properties officeooo:rsid="001001b8" officeooo:paragraph-rsid="001001b8"/>
    </style:style>
    <style:style style:name="P19" style:family="paragraph" style:parent-style-name="Standard" style:list-style-name="L3">
      <style:text-properties officeooo:rsid="001001b8" officeooo:paragraph-rsid="001001b8"/>
    </style:style>
    <style:style style:name="P20" style:family="paragraph" style:parent-style-name="Standard" style:list-style-name="L4">
      <style:text-properties officeooo:paragraph-rsid="000edd2e"/>
    </style:style>
    <style:style style:name="P21" style:family="paragraph" style:parent-style-name="Standard" style:list-style-name="L5">
      <style:text-properties officeooo:rsid="000edd2e" officeooo:paragraph-rsid="0015adae"/>
    </style:style>
    <style:style style:name="P22" style:family="paragraph" style:parent-style-name="Standard" style:list-style-name="L5">
      <style:text-properties officeooo:rsid="000edd2e" officeooo:paragraph-rsid="0016f5ae"/>
    </style:style>
    <style:style style:name="P23" style:family="paragraph" style:parent-style-name="Standard">
      <style:text-properties fo:color="#ffffff" fo:font-size="9pt" officeooo:rsid="00115e12" officeooo:paragraph-rsid="0018af4d" style:font-size-asian="9pt" style:font-size-complex="9pt"/>
    </style:style>
    <style:style style:name="P24" style:family="paragraph" style:parent-style-name="Standard">
      <style:text-properties fo:color="#ffffff" fo:font-size="9pt" officeooo:rsid="00134674" officeooo:paragraph-rsid="001e5e9d" style:font-size-asian="9pt" style:font-size-complex="9pt"/>
    </style:style>
    <style:style style:name="P25" style:family="paragraph" style:parent-style-name="Standard">
      <style:text-properties fo:color="#ffffff" fo:font-size="9pt" officeooo:rsid="00134674" officeooo:paragraph-rsid="001ebd30" style:font-size-asian="9pt" style:font-size-complex="9pt"/>
    </style:style>
    <style:style style:name="P26" style:family="paragraph" style:parent-style-name="Standard">
      <style:text-properties fo:color="#ffffff" fo:font-size="9pt" officeooo:paragraph-rsid="001e5e9d" style:font-size-asian="9pt" style:font-size-complex="9pt"/>
    </style:style>
    <style:style style:name="P27" style:family="paragraph" style:parent-style-name="Standard">
      <style:text-properties fo:color="#ffffff" fo:font-size="9pt" officeooo:paragraph-rsid="001e7caf" style:font-size-asian="9pt" style:font-size-complex="9pt"/>
    </style:style>
    <style:style style:name="P28" style:family="paragraph" style:parent-style-name="Standard">
      <style:text-properties fo:color="#ffffff" fo:font-size="9pt" officeooo:paragraph-rsid="001ebd30" style:font-size-asian="9pt" style:font-size-complex="9pt"/>
    </style:style>
    <style:style style:name="P29" style:family="paragraph" style:parent-style-name="Standard">
      <style:text-properties fo:color="#ffffff" fo:font-size="9pt" style:text-underline-style="none" fo:font-weight="normal" officeooo:rsid="00134674" officeooo:paragraph-rsid="00246385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69ec" officeooo:paragraph-rsid="001369ec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001b8" officeooo:paragraph-rsid="001e5e9d" style:font-weight-asian="bold" style:font-weight-complex="bold"/>
    </style:style>
    <style:style style:name="P32" style:family="paragraph" style:parent-style-name="Standard">
      <style:text-properties officeooo:paragraph-rsid="001e5e9d"/>
    </style:style>
    <style:style style:name="P33" style:family="paragraph" style:parent-style-name="Standard">
      <style:text-properties style:text-underline-style="none" fo:font-weight="normal" officeooo:rsid="001001b8" officeooo:paragraph-rsid="00246385" style:font-weight-asian="normal" style:font-weight-complex="normal"/>
    </style:style>
    <style:style style:name="P34" style:family="paragraph" style:parent-style-name="Standard" style:list-style-name="L5">
      <style:paragraph-properties fo:margin-left="1.251cm" fo:margin-right="0cm" fo:text-indent="-0.635cm" style:auto-text-indent="false"/>
      <style:text-properties officeooo:paragraph-rsid="000edd2e"/>
    </style:style>
    <style:style style:name="P35" style:family="paragraph" style:parent-style-name="Standard" style:list-style-name="L5">
      <style:paragraph-properties fo:margin-left="1.251cm" fo:margin-right="0cm" fo:text-indent="-0.635cm" style:auto-text-indent="false"/>
      <style:text-properties officeooo:paragraph-rsid="0018af4d"/>
    </style:style>
    <style:style style:name="P36" style:family="paragraph" style:parent-style-name="Standard" style:list-style-name="L5">
      <style:paragraph-properties fo:margin-left="1.251cm" fo:margin-right="0cm" fo:text-indent="-0.635cm" style:auto-text-indent="false"/>
      <style:text-properties officeooo:paragraph-rsid="001d8042"/>
    </style:style>
    <style:style style:name="P37" style:family="paragraph" style:parent-style-name="Standard" style:list-style-name="L5">
      <style:paragraph-properties fo:margin-left="1.251cm" fo:margin-right="0cm" fo:text-indent="-0.635cm" style:auto-text-indent="false"/>
      <style:text-properties officeooo:rsid="000edd2e" officeooo:paragraph-rsid="000edd2e"/>
    </style:style>
    <style:style style:name="P38" style:family="paragraph" style:parent-style-name="Standard">
      <style:paragraph-properties fo:margin-left="1.251cm" fo:margin-right="0cm" fo:text-indent="-0.635cm" style:auto-text-indent="false"/>
      <style:text-properties officeooo:paragraph-rsid="001d8042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0cb41" officeooo:paragraph-rsid="0018af4d" style:font-size-asian="9pt" style:font-size-complex="9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0cb41" officeooo:paragraph-rsid="001aaf2c" style:font-size-asian="9pt" style:font-size-complex="9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0cb41" officeooo:paragraph-rsid="001c2549" style:font-size-asian="9pt" style:font-size-complex="9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15e12" officeooo:paragraph-rsid="0018af4d" style:font-size-asian="9pt" style:font-size-complex="9pt"/>
    </style:style>
    <style:style style:name="P43" style:family="paragraph" style:parent-style-name="Standard" style:list-style-name="L7">
      <style:paragraph-properties fo:margin-left="0cm" fo:margin-right="0cm" fo:text-indent="0cm" style:auto-text-indent="false"/>
      <style:text-properties fo:color="#ffffff" fo:font-size="9pt" officeooo:rsid="00115e12" officeooo:paragraph-rsid="001e5e9d" style:font-size-asian="9pt" style:font-size-complex="9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aaf2c" officeooo:paragraph-rsid="001aaf2c" style:font-size-asian="9pt" style:font-size-complex="9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34674" officeooo:paragraph-rsid="001e5e9d" style:font-size-asian="9pt" style:font-size-complex="9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34674" officeooo:paragraph-rsid="001e7caf" style:font-size-asian="9pt" style:font-size-complex="9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34674" officeooo:paragraph-rsid="001ebd30" style:font-size-asian="9pt" style:font-size-complex="9pt"/>
    </style:style>
    <style:style style:name="P48" style:family="paragraph" style:parent-style-name="Standard" style:list-style-name="L7">
      <style:paragraph-properties fo:margin-left="0cm" fo:margin-right="0cm" fo:text-indent="0cm" style:auto-text-indent="false"/>
      <style:text-properties fo:color="#ffffff" fo:font-size="9pt" officeooo:rsid="001e7caf" officeooo:paragraph-rsid="001e7caf" style:font-size-asian="9pt" style:font-size-complex="9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ffffff" fo:font-size="9pt" officeooo:rsid="001e7caf" officeooo:paragraph-rsid="001ebd30" style:font-size-asian="9pt" style:font-size-complex="9pt"/>
    </style:style>
    <style:style style:name="P50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officeooo:paragraph-rsid="001001b8"/>
    </style:style>
    <style:style style:name="P51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fo:font-weight="normal" officeooo:paragraph-rsid="001001b8" style:font-weight-asian="normal" style:font-weight-complex="normal"/>
    </style:style>
    <style:style style:name="P52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style:text-underline-style="none" fo:font-weight="normal" officeooo:rsid="0003041e" officeooo:paragraph-rsid="001001b8" style:font-weight-asian="normal" style:font-weight-complex="normal"/>
    </style:style>
    <style:style style:name="P53" style:family="paragraph" style:parent-style-name="Text_20_body">
      <style:text-properties officeooo:paragraph-rsid="0015adae"/>
    </style:style>
    <style:style style:name="P54" style:family="paragraph" style:parent-style-name="question">
      <loext:graphic-properties draw:fill-color="#ffffff" draw:fill-image-width="0cm" draw:fill-image-height="0cm"/>
      <style:text-properties officeooo:paragraph-rsid="001001b8"/>
    </style:style>
    <style:style style:name="P55" style:family="paragraph" style:parent-style-name="question" style:list-style-name="Numbering_20_1">
      <loext:graphic-properties draw:fill-color="#ffffff" draw:fill-image-width="0cm" draw:fill-image-height="0cm"/>
      <style:text-properties officeooo:paragraph-rsid="0025d797"/>
    </style:style>
    <style:style style:name="P56" style:family="paragraph" style:parent-style-name="Table_20_Contents">
      <style:text-properties fo:color="#ffffff" fo:font-size="9pt" officeooo:rsid="00115e12" officeooo:paragraph-rsid="001d8042" style:font-size-asian="9pt" style:font-size-complex="9pt"/>
    </style:style>
    <style:style style:name="P57" style:family="paragraph" style:parent-style-name="Table_20_Contents">
      <style:text-properties fo:color="#ffffff" fo:font-size="9pt" officeooo:rsid="001e14a1" officeooo:paragraph-rsid="001e14a1" style:font-size-asian="9pt" style:font-size-complex="9pt"/>
    </style:style>
    <style:style style:name="P58" style:family="paragraph" style:parent-style-name="Table_20_Contents">
      <style:text-properties fo:color="#ffffff" fo:font-size="9pt" officeooo:rsid="0013ad96" officeooo:paragraph-rsid="00246385" style:font-size-asian="9pt" style:font-size-complex="9pt"/>
    </style:style>
    <style:style style:name="P59" style:family="paragraph" style:parent-style-name="Table_20_Contents">
      <style:text-properties fo:color="#ffffff" fo:font-size="9pt" officeooo:rsid="0025147a" officeooo:paragraph-rsid="0025147a" style:font-size-asian="9pt" style:font-size-complex="9pt"/>
    </style:style>
    <style:style style:name="P60" style:family="paragraph" style:parent-style-name="Table_20_Contents" style:list-style-name="Numbering_20_1">
      <style:text-properties fo:font-size="9pt" officeooo:rsid="0018c8ee" officeooo:paragraph-rsid="0025d797" style:font-size-asian="9pt" style:font-size-complex="9pt"/>
    </style:style>
    <style:style style:name="T1" style:family="text">
      <style:text-properties officeooo:rsid="000edd2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d2e" style:font-weight-asian="bold" style:font-weight-complex="bold"/>
    </style:style>
    <style:style style:name="T5" style:family="text">
      <style:text-properties fo:font-style="italic" fo:font-weight="bold" officeooo:rsid="000edd2e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position="super 58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5adae"/>
    </style:style>
    <style:style style:name="T10" style:family="text">
      <style:text-properties officeooo:rsid="00115e12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officeooo:rsid="001aaf2c"/>
    </style:style>
    <style:style style:name="T13" style:family="text">
      <style:text-properties officeooo:rsid="001c2549"/>
    </style:style>
    <style:style style:name="T14" style:family="text">
      <style:text-properties officeooo:rsid="001d8042"/>
    </style:style>
    <style:style style:name="T15" style:family="text">
      <style:text-properties officeooo:rsid="00134674"/>
    </style:style>
    <style:style style:name="T16" style:family="text">
      <style:text-properties officeooo:rsid="001e7caf"/>
    </style:style>
    <style:style style:name="T17" style:family="text">
      <style:text-properties officeooo:rsid="0013ad96"/>
    </style:style>
    <style:style style:name="T18" style:family="text">
      <style:text-properties officeooo:rsid="002514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1">TD3</text:span></text:p>
      <text:p text:style-name="P4">Exercice 1 :</text:p>
      <text:p text:style-name="P3"/>
      <text:list xml:id="list2079741089737362428" text:style-name="L1">
        <text:list-item>
          <text:p text:style-name="P17">Déclarez un tableau des notes /20 pour un devoir des élèves de la classe</text:p>
        </text:list-item>
        <text:list-item>
          <text:p text:style-name="P17">Initialisez-le avec une valeur par défaut.</text:p>
        </text:list-item>
        <text:list-item>
          <text:p text:style-name="P17">Affichez les notes selon la forme :</text:p>
        </text:list-item>
      </text:list>
      <text:p text:style-name="P3">L'élève numéro i a eu la note nn / 20</text:p>
      <text:p text:style-name="P1"/>
      <text:p text:style-name="P4">Exercice 2 :</text:p>
      <text:p text:style-name="P3">On conserve les données de la station climatique (température min et max) sur un mois.</text:p>
      <text:list xml:id="list2172126199551139447" text:style-name="L2">
        <text:list-item>
          <text:p text:style-name="P18">Faites une déclaration de variable pouvant convenir.</text:p>
        </text:list-item>
      </text:list>
      <text:p text:style-name="P3">Recherchez le jour du mois où :</text:p>
      <text:list xml:id="list194937100751116774" text:style-name="L3">
        <text:list-item>
          <text:p text:style-name="P19">La température min est la plus petite </text:p>
        </text:list-item>
        <text:list-item>
          <text:p text:style-name="P19">La température max la plus grande</text:p>
        </text:list-item>
      </text:list>
      <text:p text:style-name="P3"/>
      <text:p text:style-name="P4">Exercice 3 :</text:p>
      <text:p text:style-name="P1"><text:span text:style-name="T1">Soit un tableau </text:span><text:span text:style-name="T5">tabVal</text:span><text:span text:style-name="T1"> de taille </text:span><text:span text:style-name="T4">TAILLEMAX</text:span><text:span text:style-name="T1"> contenant </text:span><text:span text:style-name="T5">nbVal</text:span><text:span text:style-name="T1"> valeurs numériques.</text:span></text:p>
      <text:p text:style-name="P2">On souhaite faire le traitement suivant :</text:p>
      <text:list xml:id="list4946261782420540281" text:style-name="L4">
        <text:list-item>
          <text:list>
            <text:list-item>
              <text:p text:style-name="P20"><text:span text:style-name="T1">Copier les valeurs négatives de </text:span><text:span text:style-name="T5">tabVal</text:span><text:span text:style-name="T1"> dans un autre tableau nommé </text:span><text:span text:style-name="T5">tabValNeg</text:span><text:span text:style-name="T1">.</text:span></text:p>
            </text:list-item>
            <text:list-item>
              <text:p text:style-name="P20"><text:span text:style-name="T1">Copier les valeurs positives de </text:span><text:span text:style-name="T5">tabVal</text:span><text:span text:style-name="T1"> dans un autre tableau nommé </text:span><text:span text:style-name="T5">tabValPos</text:span><text:span text:style-name="T1">.</text:span></text:p>
            </text:list-item>
            <text:list-item>
              <text:p text:style-name="P20"><text:span text:style-name="T1">Compter le nombre de valeurs nulles contenues dans </text:span><text:span text:style-name="T5">tabVal</text:span><text:span text:style-name="T1">.</text:span></text:p>
            </text:list-item>
          </text:list>
        </text:list-item>
      </text:list>
      <text:list xml:id="list8049304893141147408" text:style-name="L5">
        <text:list-item>
          <text:p text:style-name="P34"><text:span text:style-name="T1">Quelle doit être la taille du tableau </text:span><text:span text:style-name="T5">tabValNeg </text:span><text:span text:style-name="T1">? Pourquoi ?</text:span></text:p>
          <text:p text:style-name="P21">TAILLEMAX <text:span text:style-name="T9">car au cas ou</text:span> tabVal ne contienne que des valeurs negatives.</text:p>
        </text:list-item>
        <text:list-item>
          <text:p text:style-name="P34"><text:span text:style-name="T1">Quelle doit être la taille du tableau </text:span><text:span text:style-name="T5">tabValPos </text:span><text:span text:style-name="T1">? Pourquoi ?</text:span></text:p>
          <text:p text:style-name="P22">TAILLEMAX <text:span text:style-name="T9">car au cas ou</text:span> tabVal ne contienne que des valeurs negatives.</text:p>
        </text:list-item>
      </text:list>
      <text:p text:style-name="P6"/>
      <text:list xml:id="list112659341648801" text:continue-numbering="true" text:style-name="L5">
        <text:list-item>
          <text:p text:style-name="P37">Donnez l'algorithme permettant de réaliser les trois actions décrites en début du document.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4">TAILLEMAX 20</text:p>
            <text:p text:style-name="P39">i<text:span text:style-name="T12">ndice</text:span>:entier</text:p>
            <text:p text:style-name="P39"><text:span text:style-name="T12">valPos</text:span>:entier</text:p>
            <text:p text:style-name="P40"><text:span text:style-name="T12">v</text:span>alNeg:entier</text:p>
            <text:p text:style-name="P39">nulle:entier</text:p>
            <text:p text:style-name="P39"/>
            <text:p text:style-name="P39">tabVal[TAILLEMAX]:entier</text:p>
            <text:p text:style-name="P39">tabValPos[TAILLEMAX]:entier</text:p>
            <text:p text:style-name="P39">tabValNeg[TAILLEMAX]:entier</text:p>
            <text:p text:style-name="P39">nulle = 0</text:p>
            <text:p text:style-name="P40"><text:span text:style-name="T12">valPos</text:span> = 0</text:p>
            <text:p text:style-name="P40"><text:span text:style-name="T12">v</text:span>alNeg = 0</text:p>
            <text:p text:style-name="P39"/>
            <text:p text:style-name="P39">POUR i<text:span text:style-name="T12">ndice</text:span> ALLANT DE 0 A TAILLEMAX</text:p>
            <text:p text:style-name="P39"><text:tab/>SI tabVal[i<text:span text:style-name="T12">ndice</text:span>] == 0</text:p>
            <text:p text:style-name="P39"><text:tab/><text:tab/>nulle<text:span text:style-name="T12">=nulle+1</text:span></text:p>
            <text:p text:style-name="P39"><text:tab/>FIN SI</text:p>
            <text:p text:style-name="P39"><text:tab/></text:p>
            <text:p text:style-name="P39"><text:tab/>SI tabVal[i<text:span text:style-name="T12">ndice</text:span>] &gt; 0</text:p>
            <text:p text:style-name="P41"><text:tab/><text:tab/>tabValPos[<text:span text:style-name="T12">valPos</text:span>] == tabVal[i<text:span text:style-name="T13">ndice</text:span>]</text:p>
            <text:p text:style-name="P40"><text:tab/><text:tab/><text:span text:style-name="T12">valPos=valPos+1</text:span></text:p>
            <text:p text:style-name="P39"><text:tab/>FIN SI</text:p>
            <text:p text:style-name="P39"/>
            <text:p text:style-name="P39"><text:tab/>SI tabVal[i] &lt; 0</text:p>
            <text:p text:style-name="P41"><text:tab/><text:tab/>tabValN<text:span text:style-name="T10">e</text:span>g[<text:span text:style-name="T12">v</text:span>alNeg] == <text:span text:style-name="T10">tabVal[indice]</text:span></text:p>
            <text:p text:style-name="P40"><text:tab/><text:tab/><text:span text:style-name="T12">v</text:span>alNeg<text:span text:style-name="T12">=v</text:span>alNeg<text:span text:style-name="T12">+1</text:span></text:p>
            <text:p text:style-name="P39"><text:tab/><text:span text:style-name="T10">FIN SI</text:span> </text:p>
            <text:p text:style-name="P42">FIN POUR</text:p>
            <text:p text:style-name="P42"/>
            <text:p text:style-name="P23"><text:span text:style-name="T13">E</text:span>crire : « Il y a » nulle « valeurs nulles dans tabVal »</text:p>
            <text:p text:style-name="P23"/>
          </table:table-cell>
        </table:table-row>
      </table:table>
      <text:list xml:id="list112659198556811" text:continue-numbering="true" text:style-name="L5">
        <text:list-item>
          <text:p text:style-name="P35"><text:soft-page-break/><text:span text:style-name="T1">Donnez l'algorithme permettant d'afficher la somme des valeurs du tableau </text:span><text:span text:style-name="T5">tabValNeg</text:span><text:span text:style-name="T1">.</text:span></text:p>
        </text:list-item>
      </text:list>
      <text:p text:style-name="P3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7">TAILLEMAX 20</text:p>
            <text:p text:style-name="P57"/>
            <text:p text:style-name="P56">somme:entier</text:p>
            <text:p text:style-name="P56">i<text:span text:style-name="T14">ndice</text:span>:entier</text:p>
            <text:p text:style-name="P56">tabValNeg[TAILLEMAX]:entier</text:p>
            <text:p text:style-name="P56"/>
            <text:p text:style-name="P56">POUR i ALLANT DE 0 A TAILLEMAX</text:p>
            <text:p text:style-name="P56"><text:s text:c="12"/>somme = somme + tabValNeg[i<text:span text:style-name="T14">ndice</text:span>]</text:p>
            <text:p text:style-name="P56">FIN POUR</text:p>
            <text:p text:style-name="P56"><text:tab/></text:p>
            <text:p text:style-name="P56">ecrire : « La somme des valeurs négatives est de  » somme</text:p>
          </table:table-cell>
        </table:table-row>
      </table:table>
      <text:list xml:id="list112659155116364" text:continue-numbering="true" text:style-name="L5">
        <text:list-item>
          <text:p text:style-name="P36"><text:span text:style-name="T1">Donnez l'algorithme permettant de stocker la valeur minimum et la valeur maximum du tableau </text:span><text:span text:style-name="T5">tabValPos</text:span><text:span text:style-name="T1"> respectivement dans la variable </text:span><text:span text:style-name="T5">miniPos</text:span><text:span text:style-name="T1"> et </text:span><text:span text:style-name="T5">maxiPos</text:span><text:span text:style-name="T1">.</text:span></text:p>
        </text:list-item>
      </text:list>
      <text:p text:style-name="P32"/>
      <table:table table:name="Tableau3" table:style-name="Tableau3">
        <table:table-column table:style-name="Tableau3.A"/>
        <table:table-row>
          <table:table-cell table:style-name="Tableau3.A1" office:value-type="string">
            <text:list xml:id="list5762987666923311541" text:style-name="L7">
              <text:list-header>
                <text:p text:style-name="P48">TAILLEMAX 20</text:p>
                <text:p text:style-name="P43"/>
                <text:p text:style-name="P43">miniPos:entier</text:p>
                <text:p text:style-name="P43">maxiPos:entier</text:p>
                <text:p text:style-name="P43">tabValPos[TAILLEMAX]:entier</text:p>
              </text:list-header>
            </text:list>
            <text:p text:style-name="P45">i<text:span text:style-name="T16">ndice</text:span>:entier</text:p>
            <text:p text:style-name="P45"/>
            <text:p text:style-name="P47">miniPos=tabValPos[0]</text:p>
            <text:p text:style-name="P47">maxiPos=tabValPos[0]</text:p>
            <text:p text:style-name="P45"/>
            <text:p text:style-name="P46">POUR i ALLANT DE 0 A TAILLEMAX</text:p>
            <text:p text:style-name="P27"><text:span text:style-name="T15"><text:tab/>SI tabValPos[indice] &gt; maxiPos</text:span></text:p>
            <text:p text:style-name="P27"><text:tab/><text:tab/><text:span text:style-name="T15">maxiPos=tabValPos[indice]</text:span></text:p>
            <text:p text:style-name="P46"><text:tab/>FIN SI</text:p>
          </table:table-cell>
        </table:table-row>
        <table:table-row>
          <table:table-cell table:style-name="Tableau3.A2" office:value-type="string">
            <text:p text:style-name="P28"><text:span text:style-name="T15"><text:tab/>SI tabValPos[indice] &lt; miniPos</text:span></text:p>
            <text:p text:style-name="P28"><text:tab/><text:tab/><text:span text:style-name="T15">miniPos=tabValPos[indice]</text:span></text:p>
            <text:p text:style-name="P49"><text:tab/><text:span text:style-name="T15">FIN SI</text:span></text:p>
            <text:p text:style-name="P25">FIN POUR</text:p>
            <text:p text:style-name="P25"/>
            <text:p text:style-name="P47">ecrire : « La valeur minimale est  » miniPos « et la valeur maximale est  » maxiPos</text:p>
          </table:table-cell>
        </table:table-row>
      </table:table>
      <text:p text:style-name="P31"/>
      <text:p text:style-name="P31">Exercice 4 :</text:p>
      <text:p text:style-name="P5">Soit un tableau d'entier pouvant contenir 10 valeurs.</text:p>
      <text:p text:style-name="P5">Proposez un algorithme permettant d'inverser les valeurs dans le tableau (La première valeur devient la dernière et inversement, la seconde devient l'avant-dernière et inversement, etc.).</text:p>
      <text:p text:style-name="P5">Codez cet algorithme en langage C.</text:p>
      <text:p text:style-name="P3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9">tab[10]:entier</text:p>
            <text:p text:style-name="P29">i:entier</text:p>
            <text:p text:style-name="P29">j:entier</text:p>
            <text:p text:style-name="P29">tmp:entier</text:p>
            <text:p text:style-name="P29"/>
            <text:p text:style-name="P29">POUR i ALLANT DE 0 A 5 PAS 1 &amp;&amp; j ALLANT DE <text:span text:style-name="T17">9</text:span> A 5 PAS -1</text:p>
            <text:p text:style-name="P29"><text:tab/>tmp=tab[i]</text:p>
            <text:p text:style-name="P29"><text:tab/>tab[i]=tab[j]</text:p>
            <text:p text:style-name="P29"><text:tab/>tab[j]=tmp</text:p>
            <text:p text:style-name="P29">FIN POUR</text:p>
          </table:table-cell>
        </table:table-row>
      </table:table>
      <text:p text:style-name="P3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9">#include &lt;stdio.h&gt;</text:p>
            <text:p text:style-name="P59">#include &lt;stdlib.h&gt;</text:p>
            <text:p text:style-name="P59"/>
            <text:p text:style-name="P59">int main()</text:p>
            <text:p text:style-name="P59">{</text:p>
            <text:p text:style-name="P59"><text:s text:c="4"/>int tab[10];</text:p>
            <text:p text:style-name="P59"><text:s text:c="4"/>int indice;</text:p>
            <text:p text:style-name="P59"><text:s text:c="4"/>int j;</text:p>
            <text:p text:style-name="P59"><text:s text:c="4"/>int tmp;</text:p>
            <text:p text:style-name="P59"/>
            <text:p text:style-name="P59"><text:s text:c="4"/>for(indice=0; indice&lt;10; indice++){</text:p>
            <text:p text:style-name="P59"><text:s text:c="8"/>printf("Saisir valeur : ");</text:p>
            <text:p text:style-name="P59"><text:s text:c="8"/>scanf("%i", &amp;tab[indice]);</text:p>
            <text:p text:style-name="P59"><text:s text:c="4"/>}</text:p>
            <text:p text:style-name="P59"/>
            <text:p text:style-name="P59"><text:s text:c="4"/>for(indice=0, j=9; indice&lt;5; indice++, j--){</text:p>
            <text:p text:style-name="P59"><text:s text:c="8"/>tmp=tab[indice];</text:p>
            <text:p text:style-name="P59"><text:s text:c="8"/>tab[indice]=tab[j];</text:p>
            <text:p text:style-name="P59"><text:s text:c="8"/>tab[j]=tmp;</text:p>
            <text:p text:style-name="P59"><text:s text:c="4"/>}</text:p>
            <text:p text:style-name="P59"/>
            <text:p text:style-name="P59"><text:s text:c="4"/>printf("\n");</text:p>
            <text:p text:style-name="P59"/>
            <text:p text:style-name="P59"><text:s text:c="4"/>for(indice=0; indice&lt;10; indice++){</text:p>
            <text:p text:style-name="P59"><text:s text:c="8"/>printf("%i ", tab[indice]);</text:p>
            <text:p text:style-name="P59"><text:s text:c="4"/>}</text:p>
            <text:p text:style-name="P59"/>
            <text:p text:style-name="P59"><text:s text:c="4"/>return 0;</text:p>
            <text:p text:style-name="P59">}</text:p>
          </table:table-cell>
        </table:table-row>
      </table:table>
      <text:p text:style-name="P33"/>
      <text:p text:style-name="P4">Exercice 5 :</text:p>
      <text:p text:style-name="P7">Tri <text:span text:style-name="T2">par recherche des minima successifs</text:span></text:p>
      <text:p text:style-name="P14">Énoncé</text:p>
      <text:p text:style-name="P53">On commence par rechercher le plus petit élément du tableau. On le permute avec la valeur de la <text:s/>première case. </text:p>
      <text:p text:style-name="P13">On répète ce traitement avec le reste du tableau, le plus petit élément est permuté avec la deuxième case et ainsi de suite.</text:p>
      <text:p text:style-name="P16"/>
      <text:p text:style-name="P15"><text:span text:style-name="T6">Exemple</text:span> :<text:tab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 table:number-columns-repeated="2"/>
        <table:table-column table:style-name="Tableau13.F"/>
        <table:table-row table:style-name="Tableau13.1">
          <table:table-cell table:style-name="Tableau13.A1" office:value-type="string">
            <text:p text:style-name="P8">Indices</text:p>
          </table:table-cell>
          <table:table-cell table:style-name="Tableau13.A1" office:value-type="string">
            <text:p text:style-name="P9">0</text:p>
          </table:table-cell>
          <table:table-cell table:style-name="Tableau13.A1" office:value-type="string">
            <text:p text:style-name="P9">1</text:p>
          </table:table-cell>
          <table:table-cell table:style-name="Tableau13.A1" office:value-type="string">
            <text:p text:style-name="P9"/>
          </table:table-cell>
          <table:table-cell table:style-name="Tableau13.A1" office:value-type="string">
            <text:p text:style-name="P9"/>
          </table:table-cell>
          <table:table-cell table:style-name="Tableau13.F1" office:value-type="string">
            <text:p text:style-name="P9">N</text:p>
          </table:table-cell>
        </table:table-row>
        <table:table-row table:style-name="Tableau13.1">
          <table:table-cell table:style-name="Tableau13.A2" office:value-type="string">
            <text:p text:style-name="P10">Au départ</text:p>
          </table:table-cell>
          <table:table-cell table:style-name="Tableau13.A2" office:value-type="string">
            <text:p text:style-name="P11">5</text:p>
          </table:table-cell>
          <table:table-cell table:style-name="Tableau13.A2" office:value-type="string">
            <text:p text:style-name="P11">7</text:p>
          </table:table-cell>
          <table:table-cell table:style-name="Tableau13.A2" office:value-type="string">
            <text:p text:style-name="P11">2</text:p>
          </table:table-cell>
          <table:table-cell table:style-name="Tableau13.A2" office:value-type="string">
            <text:p text:style-name="P11">1</text:p>
          </table:table-cell>
          <table:table-cell table:style-name="Tableau13.F2" office:value-type="string">
            <text:p text:style-name="P11">4</text:p>
          </table:table-cell>
        </table:table-row>
        <table:table-row table:style-name="Tableau13.1">
          <table:table-cell table:style-name="Tableau13.A2" office:value-type="string">
            <text:p text:style-name="P8">1<text:span text:style-name="T7">er</text:span> tour</text:p>
          </table:table-cell>
          <table:table-cell table:style-name="Tableau13.A2" office:value-type="string">
            <text:p text:style-name="P12">1</text:p>
          </table:table-cell>
          <table:table-cell table:style-name="Tableau13.A2" office:value-type="string">
            <text:p text:style-name="P9">7</text:p>
          </table:table-cell>
          <table:table-cell table:style-name="Tableau13.D3" office:value-type="float" office:value="2">
            <text:p text:style-name="P9">2</text:p>
          </table:table-cell>
          <table:table-cell table:style-name="Tableau13.D3" office:value-type="float" office:value="5">
            <text:p text:style-name="P12">5</text:p>
          </table:table-cell>
          <table:table-cell table:style-name="Tableau13.F2" office:value-type="string">
            <text:p text:style-name="P9">4</text:p>
          </table:table-cell>
        </table:table-row>
        <table:table-row table:style-name="Tableau13.1">
          <table:table-cell table:style-name="Tableau13.A2" office:value-type="string">
            <text:p text:style-name="P8">2<text:span text:style-name="T7">eme</text:span> tour</text:p>
          </table:table-cell>
          <table:table-cell table:style-name="Tableau13.A2" office:value-type="string">
            <text:p text:style-name="P9">1</text:p>
          </table:table-cell>
          <table:table-cell table:style-name="Tableau13.A2" office:value-type="string">
            <text:p text:style-name="P12">2</text:p>
          </table:table-cell>
          <table:table-cell table:style-name="Tableau13.A2" office:value-type="string">
            <text:p text:style-name="P12">7</text:p>
          </table:table-cell>
          <table:table-cell table:style-name="Tableau13.A2" office:value-type="string">
            <text:p text:style-name="P9">5</text:p>
          </table:table-cell>
          <table:table-cell table:style-name="Tableau13.F2" office:value-type="string">
            <text:p text:style-name="P9">4</text:p>
          </table:table-cell>
        </table:table-row>
        <table:table-row table:style-name="Tableau13.1">
          <table:table-cell table:style-name="Tableau13.A2" office:value-type="string">
            <text:p text:style-name="P8">3<text:span text:style-name="T7">eme</text:span> tour</text:p>
          </table:table-cell>
          <table:table-cell table:style-name="Tableau13.A2" office:value-type="string">
            <text:p text:style-name="P9">1</text:p>
          </table:table-cell>
          <table:table-cell table:style-name="Tableau13.A2" office:value-type="string">
            <text:p text:style-name="P9">2</text:p>
          </table:table-cell>
          <table:table-cell table:style-name="Tableau13.A2" office:value-type="string">
            <text:p text:style-name="P12">4</text:p>
          </table:table-cell>
          <table:table-cell table:style-name="Tableau13.D3" office:value-type="float" office:value="5">
            <text:p text:style-name="P9">5</text:p>
          </table:table-cell>
          <table:table-cell table:style-name="Tableau13.F5" office:value-type="float" office:value="7">
            <text:p text:style-name="P12">7</text:p>
          </table:table-cell>
        </table:table-row>
        <table:table-row table:style-name="Tableau13.1">
          <table:table-cell table:style-name="Tableau13.A2" office:value-type="string">
            <text:p text:style-name="P8">4<text:span text:style-name="T7">eme</text:span> tour</text:p>
          </table:table-cell>
          <table:table-cell table:style-name="Tableau13.A2" office:value-type="string">
            <text:p text:style-name="P9">1</text:p>
          </table:table-cell>
          <table:table-cell table:style-name="Tableau13.A2" office:value-type="string">
            <text:p text:style-name="P9">2</text:p>
          </table:table-cell>
          <table:table-cell table:style-name="Tableau13.A2" office:value-type="string">
            <text:p text:style-name="P9">4</text:p>
          </table:table-cell>
          <table:table-cell table:style-name="Tableau13.A2" office:value-type="string">
            <text:p text:style-name="P9">5</text:p>
          </table:table-cell>
          <table:table-cell table:style-name="Tableau13.F2" office:value-type="string">
            <text:p text:style-name="P9">7</text:p>
          </table:table-cell>
        </table:table-row>
      </table:table>
      <text:p text:style-name="P14">Travail</text:p>
      <text:list xml:id="list5739034817180707739" text:style-name="Numbering_20_1">
        <text:list-item>
          <text:p text:style-name="P54">Proposez un algorithme de tri correspondant à cette démarche.</text:p>
          <text:p text:style-name="P55"/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list xml:id="list112659255435283" text:continue-numbering="true" text:style-name="Numbering_20_1">
              <text:list-header>
                <text:p text:style-name="P60">tab[TAILLE]:entier</text:p>
                <text:p text:style-name="P60">min:entier</text:p>
                <text:p text:style-name="P60">posMin:entier</text:p>
                <text:p text:style-name="P60">tmp:entier</text:p>
                <text:p text:style-name="P60">i:entier</text:p>
                <text:p text:style-name="P60">j:entier</text:p>
                <text:p text:style-name="P60"/>
                <text:p text:style-name="P60">min=tab[0]</text:p>
                <text:p text:style-name="P60"/>
                <text:p text:style-name="P60">POUR i ALLANT DE 0 A TAILLE</text:p>
                <text:p text:style-name="P60"><text:tab/>POUR j ALLANT DE i A TAILLE</text:p>
                <text:p text:style-name="P60"><text:tab/><text:tab/>SI min &gt; tab[j]</text:p>
                <text:p text:style-name="P60"><text:tab/><text:tab/><text:tab/>min=tab[j]</text:p>
                <text:p text:style-name="P60"><text:s text:c="47"/>posMin = j</text:p>
                <text:p text:style-name="P60"><text:tab/><text:tab/>FIN SI</text:p>
                <text:p text:style-name="P60"><text:tab/>FIN POUR</text:p>
                <text:p text:style-name="P60"><text:tab/></text:p>
                <text:p text:style-name="P60"><text:tab/>tmp = tab[i]</text:p>
                <text:p text:style-name="P60"><text:tab/>tab[i] = tab[posMin]</text:p>
                <text:p text:style-name="P60"><text:tab/>tab[posMin] = tmp</text:p>
                <text:p text:style-name="P60">FIN POUR</text:p>
                <text:p text:style-name="P60"/>
                <text:p text:style-name="P60">POUR i ALLANT DE 0 A TAILLE </text:p>
                <text:p text:style-name="P60"><text:s text:c="15"/>ecrire : tab[i] «   »</text:p>
                <text:p text:style-name="P60">FIN POUR</text:p>
              </text:list-header>
            </text:list>
          </table:table-cell>
        </table:table-row>
      </table:table>
      <text:list xml:id="list112660762197764" text:continue-numbering="true" text:style-name="Numbering_20_1">
        <text:list-item>
          <text:p text:style-name="P55">Codez-le en C. : avec les éléments suivants :</text:p>
        </text:list-item>
      </text:list>
      <text:list xml:id="list4426535620451575245" text:style-name="L6">
        <text:list-item>
          <text:list>
            <text:list-item>
              <text:p text:style-name="P50">Une constante <text:span text:style-name="T3">TAILLE</text:span><text:span text:style-name="T8"> pour définir la dimension du tableau</text:span></text:p>
            </text:list-item>
            <text:list-item>
              <text:p text:style-name="P51">La fonction main qui va vérifier votre algorithme en réalisant les actions suivantes :</text:p>
              <text:list>
                <text:list-item>
                  <text:p text:style-name="P50"><text:span text:style-name="T8">Initialiser le tableau que vous noterez </text:span><text:span text:style-name="T3">tabATrier </text:span><text:span text:style-name="T8">avec les valeurs fournies,</text:span></text:p>
                </text:list-item>
                <text:list-item>
                  <text:p text:style-name="P51">Réaliser le codage correspondant à votre algorithme de tri</text:p>
                </text:list-item>
                <text:list-item>
                  <text:p text:style-name="P52">Afficher les valeurs du tableau qui doit maintenant être trié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14T08:10:21</meta:creation-date>
    <dc:date>2017-11-13T11:26:58.757454270</dc:date>
    <meta:editing-duration>PT2H51M53S</meta:editing-duration>
    <meta:editing-cycles>22</meta:editing-cycles>
    <meta:generator>LibreOffice/5.1.6.2$Linux_X86_64 LibreOffice_project/10m0$Build-2</meta:generator>
    <meta:document-statistic meta:table-count="7" meta:image-count="0" meta:object-count="0" meta:page-count="4" meta:paragraph-count="182" meta:word-count="739" meta:character-count="4543" meta:non-whitespace-character-count="3782"/>
  </office:meta>
</office:document-meta>
</file>